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15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6" office:value-type="string" calcext:value-type="string">
            <table:cell-range-source table:name="HTML_tables" xlink:type="simple" xlink:href="http://172.17.1.15/cgi-bin/main.cgi?53" table:filter-name="calc_HTML_WebQuery" table:filter-options="0 1" table:last-column-spanned="2" table:last-row-spanned="16" table:refresh-delay="PT00H01M00S"/>
            <text:p>Tempo funciona.</text:p>
          </table:table-cell>
          <table:table-cell table:style-name="ce10" office:value-type="string" calcext:value-type="string">
            <text:p>00:06.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8" office:value-type="percentage" office:value="0.26" calcext:value-type="percentage">
            <text:p>26,00%</text:p>
          </table:table-cell>
          <table:table-cell table:style-name="ce10" office:value-type="string" calcext:value-type="string">
            <text:p>10H53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8" office:value-type="percentage" office:value="1" calcext:value-type="percentage">
            <text:p>100,00%</text:p>
          </table:table-cell>
          <table:table-cell table:style-name="ce10" office:value-type="string" calcext:value-type="string">
            <text:p>0H00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9" office:value-type="string" calcext:value-type="string">
            <text:p>159.2m</text:p>
          </table:table-cell>
          <table:table-cell/>
        </table:table-row>
        <table:table-row table:style-name="ro1">
          <table:table-cell office:value-type="string" calcext:value-type="string">
            <text:p>Comprimento para corte</text:p>
          </table:table-cell>
          <table:table-cell/>
        </table:table-row>
        <table:table-row table:style-name="ro1">
          <table:table-cell table:style-name="ce9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9" office:value-type="string" calcext:value-type="string">
            <text:p>0.75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9" office:value-type="string" calcext:value-type="string">
            <text:p>83.6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9" office:value-type="string" calcext:value-type="string">
            <text:p>55.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0:10:10.8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5:07:21.603000000</meta:creation-date>
    <dc:date>2022-02-24T10:25:14.856000000</dc:date>
    <meta:editing-duration>PT5M47S</meta:editing-duration>
    <meta:editing-cycles>3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